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ializerFactory.getSerializerFactory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rFactory.registerSerializerFactory( Serializ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